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03f4621010" style:family="table" style:master-page-name="ta-mp-0x7f03f4621010">
      <style:table-properties table:display="true" style:writing-mode="lr-tb"/>
    </style:style>
    <style:style style:name="ta-0x7f03f4621200" style:family="table" style:master-page-name="ta-mp-0x7f03f462120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03f462701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03f462713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03f462726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03f46273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03f46274b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03f46275d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03f46257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3f462770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6a3e3e" fo:font-family="Consolas"/>
    </style:style>
    <style:style style:name="ACE-0x7f03f4627c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03f46258f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3f4627df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03f462782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03f4627f1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03f462804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03f462795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03f4627a7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OL-1" style:family="table-column">
      <style:table-column-properties style:column-width="92.94pt" style:use-optimal-column-width="true"/>
    </style:style>
    <style:style style:name="ACOL-2" style:family="table-column"/>
    <style:style style:name="ACOL-3" style:family="table-column">
      <style:table-column-properties style:column-width="185.75pt" style:use-optimal-column-width="true"/>
    </style:style>
    <style:style style:name="ACOL-4" style:family="table-column">
      <style:table-column-properties style:column-width="187.34pt" style:use-optimal-column-width="true"/>
    </style:style>
    <style:style style:name="ACOL-5" style:family="table-column">
      <style:table-column-properties style:column-width="166.11pt" style:use-optimal-column-width="true"/>
    </style:style>
    <style:style style:name="ACOL-6" style:family="table-column">
      <style:table-column-properties style:column-width="178.70pt" style:use-optimal-column-width="true"/>
    </style:style>
    <style:style style:name="ACOL-7" style:family="table-column">
      <style:table-column-properties style:column-width="376.89pt" style:use-optimal-column-width="true"/>
    </style:style>
    <style:style style:name="ACOL-8" style:family="table-column">
      <style:table-column-properties style:column-width="210.16pt" style:use-optimal-column-width="true"/>
    </style:style>
    <style:style style:name="ACOL-9" style:family="table-column">
      <style:table-column-properties style:column-width="175.55pt" style:use-optimal-column-width="true"/>
    </style:style>
    <style:style style:name="ACOL-10" style:family="table-column">
      <style:table-column-properties style:column-width="1198.14pt" style:use-optimal-column-width="true"/>
    </style:style>
    <style:style style:name="ACOL-11" style:family="table-column">
      <style:table-column-properties style:column-width="93.74pt" style:use-optimal-column-width="true"/>
    </style:style>
    <style:style style:name="ACOL-12" style:family="table-column">
      <style:table-column-properties style:column-width="110.24pt" style:use-optimal-column-width="true"/>
    </style:style>
    <style:style style:name="ACOL-13" style:family="table-column">
      <style:table-column-properties style:column-width="64.26pt" style:use-optimal-column-width="true"/>
    </style:style>
    <style:style style:name="ACOL-14" style:family="table-column">
      <style:table-column-properties style:column-width="361.16pt" style:use-optimal-column-width="true"/>
    </style:style>
    <style:style style:name="AROW-1" style:family="table-row">
      <style:table-row-properties style:row-height="13.41pt" style:use-optimal-row-height="true"/>
    </style:style>
    <style:style style:name="AROW-2" style:family="table-row">
      <style:table-row-properties style:row-height="12.84pt" style:use-optimal-row-height="true"/>
    </style:style>
    <style:style style:name="AROW-3" style:family="table-row"/>
    <style:style style:name="AROW-4" style:family="table-row">
      <style:table-row-properties style:row-height="13.50pt" style:use-optimal-row-height="true"/>
    </style:style>
    <style:style style:name="AROW-5" style:family="table-row">
      <style:table-row-properties style:row-height="14.91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content-validations>
        <table:content-validation table:name="VAL-0x7f03f456b790" table:allow-empty-cell="true" table:display-list="unsorted" table:base-cell-address="$'TestCase'.A3" table:condition="of:cell-content-is-in-list({&quot;loginAPI&quot;;&quot;AddCartAPI&quot;;&quot;GetCartAPI&quot;;&quot;closeAPI&quot;})">
          <table:error-message table:display="true" table:message-type="warning"/>
        </table:content-validation>
        <table:content-validation table:name="VAL-0x7f03f464bc50" table:allow-empty-cell="true" table:display-list="unsorted" table:base-cell-address="$'TestCase'.A5" table:condition="of:cell-content-is-in-list({&quot;loginAPI&quot;;&quot;AddCartAPI&quot;;&quot;GetCartAPI&quot;;&quot;closeAPI&quot;})">
          <table:error-message table:display="true" table:message-type="warning"/>
        </table:content-validation>
        <table:content-validation table:name="VAL-0x7f03f461b950" table:allow-empty-cell="true" table:display-list="unsorted" table:base-cell-address="$'TestCase'.A7" table:condition="of:cell-content-is-in-list({&quot;loginAPI&quot;;&quot;AddCartAPI&quot;;&quot;GetCartAPI&quot;;&quot;closeAPI&quot;})">
          <table:error-message table:display="true" table:message-type="warning"/>
        </table:content-validation>
        <table:content-validation table:name="VAL-0x7f03f464cd10" table:allow-empty-cell="true" table:display-list="unsorted" table:base-cell-address="$'TestCase'.A9" table:condition="of:cell-content-is-in-list({&quot;loginAPI&quot;;&quot;AddCartAPI&quot;;&quot;GetCartAPI&quot;;&quot;closeAPI&quot;})">
          <table:error-message table:display="true" table:message-type="warning"/>
        </table:content-validation>
      </table:content-validations>
      <table:table table:name="TestCase" table:style-name="ta-0x7f03f4621010" table:print="false">
        <office:forms form:automatic-focus="false" form:apply-design-mode="false">
          <form:form/>
        </office:forms>
        <table:table-column table:style-name="ACOL-1"/>
        <table:table-column table:style-name="ACOL-0" table:number-columns-repeated="127"/>
        <table:table-row table:style-name="AROW-1">
          <table:table-cell table:style-name="ACE-0x7f03f4627010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2">
          <table:table-cell table:style-name="ACE-0x7f03f4627138" table:content-validation-name="VAL-0x7f03f456b790" office:value-type="string">
            <text:p>loginAPI</text:p>
          </table:table-cell>
          <table:table-cell table:number-columns-repeated="127" table:style-name="Gnumeric-default"/>
        </table:table-row>
        <table:table-row table:style-name="AROW-2">
          <table:table-cell table:style-name="ACE-0x7f03f4627260" table:content-validation-name="VAL-0x7f03f464bc50" office:value-type="string">
            <text:p>AddCartAPI</text:p>
          </table:table-cell>
          <table:table-cell table:number-columns-repeated="127" table:style-name="Gnumeric-default"/>
        </table:table-row>
        <table:table-row table:style-name="AROW-2">
          <table:table-cell table:style-name="ACE-0x7f03f4627388" table:content-validation-name="VAL-0x7f03f461b950" office:value-type="string">
            <text:p>GetCartAPI</text:p>
          </table:table-cell>
          <table:table-cell table:number-columns-repeated="127" table:style-name="Gnumeric-default"/>
        </table:table-row>
        <table:table-row table:style-name="AROW-2">
          <table:table-cell table:style-name="ACE-0x7f03f46274b0" table:content-validation-name="VAL-0x7f03f464cd10" office:value-type="string">
            <text:p>closeAPI</text:p>
          </table:table-cell>
          <table:table-cell table:number-columns-repeated="127" table:style-name="Gnumeric-default"/>
        </table:table-row>
        <table:table-row table:style-name="AROW-2">
          <table:table-cell table:style-name="ACE-0x7f03f46275d8"/>
          <table:table-cell table:number-columns-repeated="127" table:style-name="Gnumeric-default"/>
        </table:table-row>
        <table:table-row table:style-name="AROW-0" table:number-rows-repeated="122">
          <table:table-cell table:number-columns-repeated="128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0" gnm:cursor-row="4">
          <gnm:selection gnm:start-col="0" gnm:start-row="4" gnm:end-col="0" gnm:end-row="4"/>
        </gnm:selections>
      </table:table>
      <table:table table:name="TestData" table:style-name="ta-0x7f03f4621200" table:print="false">
        <office:forms form:automatic-focus="false" form:apply-design-mode="false">
          <form:form/>
        </office:forms>
        <table:table-column table:default-cell-style-name="ACE-0x7f03f46258f0" table:style-name="ACOL-3"/>
        <table:table-column table:default-cell-style-name="ACE-0x7f03f46258f0" table:style-name="ACOL-4"/>
        <table:table-column table:default-cell-style-name="ACE-0x7f03f46258f0" table:style-name="ACOL-5"/>
        <table:table-column table:default-cell-style-name="ACE-0x7f03f46258f0" table:style-name="ACOL-6"/>
        <table:table-column table:default-cell-style-name="ACE-0x7f03f46258f0" table:style-name="ACOL-7"/>
        <table:table-column table:default-cell-style-name="ACE-0x7f03f46258f0" table:style-name="ACOL-8"/>
        <table:table-column table:default-cell-style-name="ACE-0x7f03f46258f0" table:style-name="ACOL-9"/>
        <table:table-column table:default-cell-style-name="ACE-0x7f03f46258f0" table:style-name="ACOL-10"/>
        <table:table-column table:default-cell-style-name="ACE-0x7f03f46258f0" table:style-name="ACOL-11"/>
        <table:table-column table:default-cell-style-name="ACE-0x7f03f46258f0" table:style-name="ACOL-12"/>
        <table:table-column table:default-cell-style-name="ACE-0x7f03f46258f0" table:style-name="ACOL-13"/>
        <table:table-column table:default-cell-style-name="ACE-0x7f03f46258f0" table:style-name="ACOL-14"/>
        <table:table-column table:default-cell-style-name="ACE-0x7f03f46258f0" table:style-name="ACOL-0" table:number-columns-repeated="116"/>
        <table:table-row table:style-name="AROW-4">
          <table:table-cell table:style-name="ACE-0x7f03f4627700" office:value-type="string">
            <text:p>URL</text:p>
          </table:table-cell>
          <table:table-cell table:style-name="ACE-0x7f03f4627700" office:value-type="string">
            <text:p>URL2</text:p>
          </table:table-cell>
          <table:table-cell table:style-name="ACE-0x7f03f4627828" office:value-type="string">
            <text:p>User Name</text:p>
          </table:table-cell>
          <table:table-cell table:style-name="ACE-0x7f03f4627828" office:value-type="string">
            <text:p>Password</text:p>
          </table:table-cell>
          <table:table-cell table:style-name="ACE-0x7f03f4627828" office:value-type="string">
            <text:p>AddCartUrl</text:p>
          </table:table-cell>
          <table:table-cell table:style-name="ACE-0x7f03f4627828" office:value-type="string">
            <text:p>GetCartUrl</text:p>
          </table:table-cell>
          <table:table-cell table:style-name="ACE-0x7f03f4627700" office:value-type="string">
            <text:p>Key</text:p>
          </table:table-cell>
          <table:table-cell table:style-name="ACE-0x7f03f4627700" office:value-type="string">
            <text:p>XML</text:p>
          </table:table-cell>
          <table:table-cell table:style-name="ACE-0x7f03f46258f0" office:value-type="string">
            <text:p>AddcartNodeValue</text:p>
          </table:table-cell>
          <table:table-cell table:style-name="ACE-0x7f03f4627950" office:value-type="string">
            <text:p>GetAddcartNodeValue</text:p>
          </table:table-cell>
          <table:table-cell table:style-name="ACE-0x7f03f46258f0" office:value-type="string">
            <text:p>TTL</text:p>
          </table:table-cell>
          <table:table-cell table:style-name="ACE-0x7f03f46258f0" office:value-type="string">
            <text:p>Token</text:p>
          </table:table-cell>
          <table:table-cell table:number-columns-repeated="116" table:style-name="ACE-0x7f03f46258f0"/>
        </table:table-row>
        <table:table-row table:style-name="AROW-5">
          <table:table-cell table:style-name="ACE-0x7f03f4627cc8" office:value-type="string">
            <text:p><text:a xlink:type="simple" xlink:actuate="onRequest" xlink:href="https://fqa6.shopclues.com/api/v5/login" office:title="Left click once to follow this link.&#10;Middle click once to select this cell">https://fqa1.shopclues.com/api/v5/login</text:a></text:p>
          </table:table-cell>
          <table:table-cell table:style-name="ACE-0x7f03f4627df0" office:value-type="string">
            <text:p><text:a xlink:type="simple" xlink:actuate="onRequest" xlink:href="https://fqa6.shopclues.com/api/v5/cart" office:title="Left click once to follow this link.&#10;Middle click once to select this cell">https://fqa1.shopclues.com/api/v5/cart?</text:a></text:p>
          </table:table-cell>
          <table:table-cell table:style-name="ACE-0x7f03f4627f18" office:value-type="string">
            <text:p><text:a xlink:type="simple" xlink:actuate="onRequest" xlink:href="mailto:sahil.jariwala@crestechglobal.com" office:title="Left click once to follow this link.&#10;Middle click once to select this cell">aman.2185@hotmail.com</text:a></text:p>
          </table:table-cell>
          <table:table-cell table:style-name="ACE-0x7f03f46258f0" office:value-type="string">
            <text:p>e10adc3949ba59abbe56e057f20f883e</text:p>
          </table:table-cell>
          <table:table-cell table:style-name="ACE-0x7f03f46258f0" office:value-type="string">
            <text:p>https://fqa6.shopclues.com/api/v5/cart?key=</text:p>
          </table:table-cell>
          <table:table-cell table:style-name="ACE-0x7f03f4628040" office:value-type="string">
            <text:p><text:a xlink:type="simple" xlink:actuate="onRequest" xlink:href="https://fqa6.shopclues.com/api/v5/cart?key" office:title="Left click once to follow this link.&#10;Middle click once to select this cell">https://fqa1.shopclues.com/api/v5/cart?key=</text:a></text:p>
          </table:table-cell>
          <table:table-cell table:style-name="ACE-0x7f03f46258f0" office:value-type="string">
            <text:p>d12121c70dda5edfgd1df6633fdb36c0</text:p>
          </table:table-cell>
          <table:table-cell table:style-name="ACE-0x7f03f46258f0" office:value-type="string">
            <text:p>{"user_id":8821896,"product_id":3914860,"key":"d12121c70dda5edfgd1df6633fdb36c0","ttl":1419357600,"token":"3fc64d58e0036c50feac14ac91479ba03c3bba8795df455b7613f6310f6c6412","hash":"e10adc3949ba59abbe56e057f20f883e"}</text:p>
          </table:table-cell>
          <table:table-cell table:style-name="ACE-0x7f03f4627950" office:value-type="float" office:value="3017459924">
            <text:p>3017459924</text:p>
          </table:table-cell>
          <table:table-cell table:style-name="ACE-0x7f03f4627950" office:value-type="float" office:value="3017459924">
            <text:p>3017459924</text:p>
          </table:table-cell>
          <table:table-cell table:style-name="ACE-0x7f03f4627a78" office:value-type="float" office:value="1419357600">
            <text:p>1419357600</text:p>
          </table:table-cell>
          <table:table-cell table:style-name="ACE-0x7f03f4627a78" office:value-type="string">
            <text:p>3fc64d58e0036c50feac14ac91479ba03c3bba8795df455b7613f6310f6c6412</text:p>
          </table:table-cell>
          <table:table-cell table:number-columns-repeated="116" table:style-name="ACE-0x7f03f46258f0"/>
        </table:table-row>
        <table:table-row table:style-name="AROW-5">
          <table:table-cell table:number-columns-repeated="9" table:style-name="ACE-0x7f03f46258f0"/>
          <table:table-cell table:style-name="ACE-0x7f03f4627950"/>
          <table:table-cell table:number-columns-repeated="118" table:style-name="ACE-0x7f03f46258f0"/>
        </table:table-row>
        <table:table-row table:style-name="AROW-0" table:number-rows-repeated="125">
          <table:table-cell table:number-columns-repeated="128"/>
        </table:table-row>
        <table:named-expressions>
          <table:named-expression table:name="Print_Area" table:expression="of:=#REF!" table:base-cell-address="$'TestData'.$A$1"/>
          <table:named-expression table:name="Sheet_Title" table:expression="of:=&quot;TestData&quot;" table:base-cell-address="$'TestData'.$A$1"/>
        </table:named-expressions>
        <gnm:selections gnm:cursor-col="0" gnm:cursor-row="1">
          <gnm:selection gnm:start-col="0" gnm:start-row="1" gnm:end-col="0" gnm:end-row="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03f463c69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03f463fd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03f4621010" style:display-name="TestCase" style:page-layout-name="pl-0x7f03f463c69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03f4621200" style:display-name="TestData" style:page-layout-name="pl-0x7f03f463fd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4-08T12:32:17Z</dc:date>
    <meta:creation-date>2014-12-16T16:26:20Z</meta:creation-date>
    <meta:editing-cycles>29</meta:editing-cycles>
    <meta:editing-duration>PT3H52M23S</meta:editing-duration>
    <meta:generator>gnumeric/1.12.9</meta:generator>
    <meta:initial-creator>sakshi juneja</meta:initial-creator>
  </office:meta>
</office:document-meta>
</file>